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10d0c"/>
    </style:style>
    <style:style style:name="P2" style:family="paragraph" style:parent-style-name="Standard">
      <style:text-properties officeooo:paragraph-rsid="001b99b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b99b4"/>
    </style:style>
    <style:style style:name="P5" style:family="paragraph" style:parent-style-name="Standard">
      <style:text-properties fo:color="#0000ff" style:font-name="Courier New" fo:font-size="10pt" fo:font-weight="bold" officeooo:rsid="001b99b4" officeooo:paragraph-rsid="001b99b4" style:font-size-asian="10pt" style:font-weight-asian="bold"/>
    </style:style>
    <style:style style:name="P6" style:family="paragraph" style:parent-style-name="Standard">
      <style:text-properties fo:color="#0000ff" style:font-name="Courier New" fo:font-size="10pt" fo:font-weight="normal" style:font-size-asian="10pt" style:font-weight-asian="normal"/>
    </style:style>
    <style:style style:name="P7" style:family="paragraph" style:parent-style-name="Standard">
      <style:paragraph-properties style:line-height-at-least="0.503cm"/>
      <style:text-properties fo:color="#839496" style:font-name="Droid Sans Mono" fo:font-size="10.5pt" fo:font-weight="normal" fo:background-color="#002b36"/>
    </style:style>
    <style:style style:name="P8" style:family="paragraph" style:parent-style-name="Standard">
      <style:paragraph-properties style:line-height-at-least="0.503cm"/>
      <style:text-properties fo:color="#586e75" style:font-name="Droid Sans Mono" fo:font-size="10.5pt" fo:font-style="italic" fo:font-weight="normal" fo:background-color="#002b36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839496" style:font-name="Droid Sans Mono" fo:font-size="10.5pt" fo:font-weight="normal" fo:background-color="#002b36"/>
    </style:style>
    <style:style style:name="P1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3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 style:font-size-asian="10pt" style:font-weight-asian="normal"/>
    </style:style>
    <style:style style:name="T4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#e5e5e5" loext:char-shading-value="0" style:font-size-asian="10pt" style:font-weight-asian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6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 style:font-size-asian="10pt" style:font-weight-asian="normal"/>
    </style:style>
    <style:style style:name="T8" style:family="text">
      <style:text-properties fo:font-variant="normal" fo:text-transform="none" fo:color="#ff00ff" style:font-name="monospace" fo:font-size="7.5pt" fo:letter-spacing="normal" fo:font-style="normal" fo:font-weight="normal"/>
    </style:style>
    <style:style style:name="T9" style:family="text">
      <style:text-properties fo:font-variant="normal" fo:text-transform="none" fo:color="#ff00ff" style:font-name="monospace" fo:font-size="9.75pt" fo:letter-spacing="normal" fo:font-style="normal" fo:font-weight="normal" fo:background-color="#e5e5e5" loext:char-shading-value="0" style:font-size-asian="10pt" style:font-weight-asian="normal"/>
    </style:style>
    <style:style style:name="T10" style:family="text">
      <style:text-properties fo:font-variant="normal" fo:text-transform="none" fo:color="#aa1111" style:font-name="monospace" fo:font-size="7.5pt" fo:letter-spacing="normal" fo:font-style="normal" fo:font-weight="normal"/>
    </style:style>
    <style:style style:name="T11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 style:font-size-asian="10pt" style:font-weight-asian="normal"/>
    </style:style>
    <style:style style:name="T12" style:family="text">
      <style:text-properties fo:font-variant="normal" fo:text-transform="none" style:font-name="monospace" fo:font-size="7.5pt" fo:letter-spacing="normal" fo:font-style="normal" fo:font-weight="normal"/>
    </style:style>
    <style:style style:name="T13" style:family="text">
      <style:text-properties fo:font-variant="normal" fo:text-transform="none" fo:color="#f10d0c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4" style:family="text">
      <style:text-properties fo:font-variant="normal" fo:text-transform="none" fo:color="#f10d0c" style:font-name="monospace" fo:font-size="7.5pt" fo:letter-spacing="normal" fo:font-style="normal" fo:font-weight="normal"/>
    </style:style>
    <style:style style:name="T15" style:family="text">
      <style:text-properties fo:font-variant="normal" fo:text-transform="none" fo:color="#f10d0c" fo:letter-spacing="normal"/>
    </style:style>
    <style:style style:name="T16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17" style:family="text">
      <style:text-properties fo:font-variant="normal" fo:text-transform="none" fo:color="#116644" style:font-name="monospace" fo:font-size="7.5pt" fo:letter-spacing="normal" fo:font-style="normal" fo:font-weight="normal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color="#0000ff" style:text-line-through-style="none" style:text-line-through-type="none" style:font-name="Courier New" fo:font-size="10pt" fo:letter-spacing="normal" fo:font-style="normal" style:text-underline-style="none" fo:font-weight="normal" officeooo:rsid="001b99b4" style:text-blinking="false" fo:background-color="#e5e5e5" loext:char-shading-value="0" style:font-size-asian="10pt" style:font-weight-asian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color="#ff00ff" style:font-name="Courier New" fo:font-size="10pt" fo:font-weight="normal" style:font-size-asian="10pt" style:font-weight-asian="normal"/>
    </style:style>
    <style:style style:name="T21" style:family="text">
      <style:text-properties fo:color="#0000ff" style:font-name="Courier New" fo:font-size="10pt" fo:font-weight="bold" style:font-size-asian="10pt" style:font-weight-asian="bold"/>
    </style:style>
    <style:style style:name="T22" style:family="text">
      <style:text-properties fo:color="#0000ff" style:font-name="Courier New" fo:font-size="10pt" fo:font-weight="normal" style:font-size-asian="10pt" style:font-weight-asian="normal"/>
    </style:style>
    <style:style style:name="T23" style:family="text">
      <style:text-properties fo:color="#000000" style:font-name="Courier New" fo:font-size="10pt" fo:font-weight="normal" style:font-size-asian="10pt" style:font-weight-asian="normal"/>
    </style:style>
    <style:style style:name="T24" style:family="text">
      <style:text-properties fo:color="#808000" style:font-name="Courier New" fo:font-size="10pt" fo:font-weight="normal" style:font-size-asian="10pt" style:font-weight-asian="normal"/>
    </style:style>
    <style:style style:name="T25" style:family="text">
      <style:text-properties fo:color="#008000" style:font-name="Courier New" fo:font-size="10pt" fo:font-weight="normal" style:font-size-asian="10pt" style:font-weight-asian="normal"/>
    </style:style>
    <style:style style:name="T26" style:family="text">
      <style:text-properties fo:color="#008000" style:font-name="Courier New" fo:font-size="10pt" fo:font-weight="normal" officeooo:rsid="0019bc1d" style:font-size-asian="10pt" style:font-weight-asian="normal"/>
    </style:style>
    <style:style style:name="T27" style:family="text">
      <style:text-properties fo:color="#800080" style:font-name="Courier New" fo:font-size="10pt" fo:font-weight="normal" style:font-size-asian="10pt" style:font-weight-asian="normal"/>
    </style:style>
    <style:style style:name="T28" style:family="text">
      <style:text-properties fo:color="#859900"/>
    </style:style>
    <style:style style:name="T29" style:family="text">
      <style:text-properties fo:color="#2aa198"/>
    </style:style>
    <style:style style:name="T30" style:family="text">
      <style:text-properties fo:color="#d33682"/>
    </style:style>
    <style:style style:name="T31" style:family="text">
      <style:text-properties fo:color="#cb4b16"/>
    </style:style>
    <style:style style:name="T32" style:family="text">
      <style:text-properties fo:color="#268b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8">USE</text:span> hotel;</text:p>
      <text:p text:style-name="P9"/>
      <text:p text:style-name="P8">/* LOT 1 */</text:p>
      <text:p text:style-name="P9"/>
      <text:p text:style-name="P8">/* Liste des hotels */</text:p>
      <text:p text:style-name="P7"><text:span text:style-name="T28">SELECT</text:span> hot_nom <text:span text:style-name="T28">AS</text:span> NomHotels,</text:p>
      <text:p text:style-name="P7">hot_ville <text:span text:style-name="T28">AS</text:span> Ville</text:p>
      <text:p text:style-name="P7"><text:span text:style-name="T28">FROM</text:span> hotel;</text:p>
      <text:p text:style-name="P9"/>
      <text:p text:style-name="P8">/* Mr White */</text:p>
      <text:p text:style-name="P7"><text:span text:style-name="T28">SELECT</text:span> cli_nom,cli_prenom,cli_ville </text:p>
      <text:p text:style-name="P7"><text:span text:style-name="T28">FROM</text:span> client </text:p>
      <text:p text:style-name="P7"><text:span text:style-name="T28">WHERE</text:span> cli_nom <text:span text:style-name="T28">=</text:span> <text:span text:style-name="T29">"White"</text:span>;</text:p>
      <text:p text:style-name="P11"/>
      <text:p text:style-name="P8">/* Station &gt; 1000m */</text:p>
      <text:p text:style-name="P7"><text:span text:style-name="T28">SELECT</text:span> sta_nom <text:span text:style-name="T28">AS</text:span> NomStation,</text:p>
      <text:p text:style-name="P7">sta_altitude <text:span text:style-name="T28">AS</text:span> Altitude</text:p>
      <text:p text:style-name="P7"><text:span text:style-name="T28">FROM</text:span> station</text:p>
      <text:p text:style-name="P7"><text:span text:style-name="T28">WHERE</text:span> sta_altitude <text:span text:style-name="T28">&gt;</text:span> <text:span text:style-name="T30">1000</text:span>;</text:p>
      <text:p text:style-name="P9"/>
      <text:p text:style-name="P8">/* Capacite Chambre &gt; 1 */</text:p>
      <text:p text:style-name="P7"><text:span text:style-name="T28">SELECT</text:span> cha_numero,</text:p>
      <text:p text:style-name="P7">cha_capacite</text:p>
      <text:p text:style-name="P7"><text:span text:style-name="T28">FROM</text:span> chambre</text:p>
      <text:p text:style-name="P7"><text:span text:style-name="T28">WHERE</text:span> cha_capacite <text:span text:style-name="T28">&gt;</text:span> <text:span text:style-name="T30">1</text:span>;</text:p>
      <text:p text:style-name="P9"/>
      <text:p text:style-name="P8">/* N'habitant pas à Londres */</text:p>
      <text:p text:style-name="P7"><text:span text:style-name="T28">SELECT</text:span> cli_nom,cli_ville </text:p>
      <text:p text:style-name="P7"><text:span text:style-name="T28">FROM</text:span> client </text:p>
      <text:p text:style-name="P7"><text:span text:style-name="T28">WHERE</text:span> cli_ville <text:span text:style-name="T28">!=</text:span> <text:span text:style-name="T29">"Londre"</text:span>;</text:p>
      <text:p text:style-name="P9"/>
      <text:p text:style-name="P8">/* Pas a Bretou &amp; categorie &gt; 3 */</text:p>
      <text:p text:style-name="P7"><text:span text:style-name="T28">SELECT</text:span> hot_nom, </text:p>
      <text:p text:style-name="P7">hot_ville, </text:p>
      <text:p text:style-name="P7">hot_categorie</text:p>
      <text:p text:style-name="P7"><text:span text:style-name="T28">FROM</text:span> hotel </text:p>
      <text:p text:style-name="P7"><text:span text:style-name="T28">WHERE</text:span> hot_ville <text:span text:style-name="T28">=</text:span> <text:span text:style-name="T29">"Bretou"</text:span> </text:p>
      <text:p text:style-name="P7"><text:span text:style-name="T28">AND</text:span> hot_categorie <text:span text:style-name="T28">&gt;</text:span> <text:span text:style-name="T30">3</text:span>;</text:p>
      <text:p text:style-name="P10"><text:line-break/><text:line-break/></text:p>
      <text:p text:style-name="P8">/* LOT 2 */</text:p>
      <text:p text:style-name="P9"/>
      <text:p text:style-name="P8">/* hotels et stations */</text:p>
      <text:p text:style-name="P7"><text:span text:style-name="T28">SELECT</text:span> <text:span text:style-name="T31">station</text:span>.<text:span text:style-name="T31">sta_nom</text:span>, </text:p>
      <text:p text:style-name="P7"><text:span text:style-name="T31">hotel</text:span>.<text:span text:style-name="T31">hot_nom</text:span>, </text:p>
      <text:p text:style-name="P7"><text:span text:style-name="T31">hotel</text:span>.<text:span text:style-name="T31">hot_categorie</text:span>, </text:p>
      <text:p text:style-name="P7"><text:span text:style-name="T31">hotel</text:span>.<text:span text:style-name="T31">hot_ville</text:span></text:p>
      <text:p text:style-name="P7"><text:span text:style-name="T28">FROM</text:span> hotel </text:p>
      <text:p text:style-name="P7"><text:soft-page-break/><text:span text:style-name="T28">JOIN</text:span> station <text:span text:style-name="T28">ON</text:span> hot_sta_id <text:span text:style-name="T28">=</text:span> sta_id;</text:p>
      <text:p text:style-name="P9"/>
      <text:p text:style-name="P8">/* chambres et hotels */</text:p>
      <text:p text:style-name="P7"><text:span text:style-name="T28">SELECT</text:span> <text:span text:style-name="T31">hotel</text:span>.<text:span text:style-name="T31">hot_nom</text:span>,</text:p>
      <text:p text:style-name="P7"><text:span text:style-name="T31">hotel</text:span>.<text:span text:style-name="T31">hot_categorie</text:span>, </text:p>
      <text:p text:style-name="P7"><text:span text:style-name="T31">hotel</text:span>.<text:span text:style-name="T31">hot_ville</text:span>, </text:p>
      <text:p text:style-name="P7"><text:span text:style-name="T31">chambre</text:span>.<text:span text:style-name="T31">cha_numero</text:span></text:p>
      <text:p text:style-name="P7"><text:span text:style-name="T28">FROM</text:span> hotel </text:p>
      <text:p text:style-name="P7"><text:span text:style-name="T28">JOIN</text:span> chambre <text:span text:style-name="T28">ON</text:span> <text:span text:style-name="T31">chambre</text:span>.<text:span text:style-name="T31">cha_hot_id</text:span> <text:span text:style-name="T28">=</text:span> <text:span text:style-name="T31">hotel</text:span>.<text:span text:style-name="T31">hot_id</text:span>;</text:p>
      <text:p text:style-name="P9"/>
      <text:p text:style-name="P8">/* chambre &gt; 1 place à Bretou */</text:p>
      <text:p text:style-name="P7"><text:span text:style-name="T28">SELECT</text:span> <text:span text:style-name="T31">hotel</text:span>.<text:span text:style-name="T31">hot_nom</text:span>,</text:p>
      <text:p text:style-name="P7"><text:span text:style-name="T31">hotel</text:span>.<text:span text:style-name="T31">hot_categorie</text:span>,</text:p>
      <text:p text:style-name="P7"><text:span text:style-name="T31">hotel</text:span>.<text:span text:style-name="T31">hot_ville</text:span>, </text:p>
      <text:p text:style-name="P7"><text:span text:style-name="T31">chambre</text:span>.<text:span text:style-name="T31">cha_numero</text:span>, </text:p>
      <text:p text:style-name="P7"><text:span text:style-name="T31">chambre</text:span>.<text:span text:style-name="T31">cha_capacite</text:span></text:p>
      <text:p text:style-name="P7"><text:span text:style-name="T28">FROM</text:span> chambre </text:p>
      <text:p text:style-name="P7"><text:span text:style-name="T28">JOIN</text:span> hotel <text:span text:style-name="T28">ON</text:span> cha_hot_id <text:span text:style-name="T28">=</text:span> hot_id</text:p>
      <text:p text:style-name="P7"><text:span text:style-name="T28">WHERE</text:span> <text:span text:style-name="T31">chambre</text:span>.<text:span text:style-name="T31">cha_capacite</text:span> <text:span text:style-name="T28">&gt;</text:span> <text:span text:style-name="T30">1</text:span> </text:p>
      <text:p text:style-name="P7"><text:span text:style-name="T28">AND</text:span> hot_ville <text:span text:style-name="T28">=</text:span> <text:span text:style-name="T29">"Bretou"</text:span>;</text:p>
      <text:p text:style-name="P9"/>
      <text:p text:style-name="P8">/* Reservations */</text:p>
      <text:p text:style-name="P7"><text:span text:style-name="T28">SELECT</text:span> <text:span text:style-name="T31">client</text:span>.<text:span text:style-name="T31">cli_nom</text:span> <text:span text:style-name="T28">AS</text:span> NomClient, </text:p>
      <text:p text:style-name="P7"><text:span text:style-name="T31">hotel</text:span>.<text:span text:style-name="T31">hot_nom</text:span> <text:span text:style-name="T28">AS</text:span> NomHotel,</text:p>
      <text:p text:style-name="P7"><text:span text:style-name="T31">reservation</text:span>.<text:span text:style-name="T31">res_date</text:span> <text:span text:style-name="T28">AS</text:span> DateReservation</text:p>
      <text:p text:style-name="P7"><text:span text:style-name="T28">FROM</text:span> reservation</text:p>
      <text:p text:style-name="P7"><text:span text:style-name="T28">JOIN</text:span> client <text:span text:style-name="T28">ON</text:span> <text:span text:style-name="T31">client</text:span>.<text:span text:style-name="T31">cli_id</text:span> <text:span text:style-name="T28">=</text:span> <text:span text:style-name="T31">reservation</text:span>.<text:span text:style-name="T31">res_cli_id</text:span></text:p>
      <text:p text:style-name="P7"><text:span text:style-name="T28">JOIN</text:span> chambre <text:span text:style-name="T28">ON</text:span> <text:span text:style-name="T31">chambre</text:span>.<text:span text:style-name="T31">cha_id</text:span> <text:span text:style-name="T28">=</text:span> <text:span text:style-name="T31">reservation</text:span>.<text:span text:style-name="T31">res_cha_id</text:span></text:p>
      <text:p text:style-name="P7"><text:span text:style-name="T28">JOIN</text:span> hotel <text:span text:style-name="T28">ON</text:span> <text:span text:style-name="T31">hotel</text:span>.<text:span text:style-name="T31">hot_id</text:span> <text:span text:style-name="T28">=</text:span> <text:span text:style-name="T31">chambre</text:span>.<text:span text:style-name="T31">cha_hot_id</text:span>;</text:p>
      <text:p text:style-name="P9"/>
      <text:p text:style-name="P8">/* Listes des chambres par Stations et Hotels */</text:p>
      <text:p text:style-name="P7"><text:span text:style-name="T28">SELECT</text:span> station.<text:span text:style-name="T29">`sta_nom`</text:span> <text:span text:style-name="T28">AS</text:span> Station, </text:p>
      <text:p text:style-name="P7"><text:span text:style-name="T31">hotel</text:span>.<text:span text:style-name="T31">hot_nom</text:span> <text:span text:style-name="T28">AS</text:span> Hotel, </text:p>
      <text:p text:style-name="P7">chambre.<text:span text:style-name="T29">`cha_numero`</text:span> <text:span text:style-name="T28">AS</text:span> Chambre, </text:p>
      <text:p text:style-name="P7">chambre.<text:span text:style-name="T29">`cha_capacite`</text:span></text:p>
      <text:p text:style-name="P7"><text:span text:style-name="T28">FROM</text:span> chambre </text:p>
      <text:p text:style-name="P7"><text:span text:style-name="T28">JOIN</text:span> hotel <text:span text:style-name="T28">ON</text:span> hotel.<text:span text:style-name="T29">`hot_id`</text:span> <text:span text:style-name="T28">=</text:span> chambre.<text:span text:style-name="T29">`cha_hot_id`</text:span></text:p>
      <text:p text:style-name="P7"><text:span text:style-name="T28">JOIN</text:span> station <text:span text:style-name="T28">ON</text:span> station.<text:span text:style-name="T29">`sta_id`</text:span> <text:span text:style-name="T28">=</text:span> hotel.<text:span text:style-name="T29">`hot_sta_id`</text:span>;</text:p>
      <text:p text:style-name="P9"/>
      <text:p text:style-name="P8">/* DATEDIFF( date1, date2 ) Difference entre deux dates */</text:p>
      <text:p text:style-name="P7"><text:span text:style-name="T28">SELECT</text:span> client.<text:span text:style-name="T29">`cli_nom`</text:span> <text:span text:style-name="T28">AS</text:span> Nom, </text:p>
      <text:p text:style-name="P7"><text:span text:style-name="T31">hotel</text:span>.<text:span text:style-name="T31">hot_nom</text:span> <text:span text:style-name="T28">AS</text:span> Hotel, </text:p>
      <text:p text:style-name="P7">reservation.<text:span text:style-name="T29">`res_date_debut`</text:span> <text:span text:style-name="T28">AS</text:span> Debut, </text:p>
      <text:p text:style-name="P7"><text:span text:style-name="T32">DATEDIFF</text:span>(<text:span text:style-name="T29">`res_date_fin`</text:span>, <text:span text:style-name="T29">`res_date_debut`</text:span>) <text:span text:style-name="T28">AS</text:span> Duree</text:p>
      <text:p text:style-name="P7"><text:span text:style-name="T28">FROM</text:span> reservation </text:p>
      <text:p text:style-name="P7"><text:span text:style-name="T28">JOIN</text:span> client <text:span text:style-name="T28">ON</text:span> <text:span text:style-name="T31">client</text:span>.<text:span text:style-name="T31">cli_id</text:span> <text:span text:style-name="T28">=</text:span> <text:span text:style-name="T31">reservation</text:span>.<text:span text:style-name="T31">res_cli_id</text:span></text:p>
      <text:p text:style-name="P7"><text:span text:style-name="T28">JOIN</text:span> chambre <text:span text:style-name="T28">ON</text:span> <text:span text:style-name="T31">chambre</text:span>.<text:span text:style-name="T31">cha_id</text:span> <text:span text:style-name="T28">=</text:span> <text:span text:style-name="T31">reservation</text:span>.<text:span text:style-name="T31">res_cha_id</text:span></text:p>
      <text:p text:style-name="P7"><text:span text:style-name="T28">JOIN</text:span> hotel <text:span text:style-name="T28">ON</text:span> <text:span text:style-name="T31">hotel</text:span>.<text:span text:style-name="T31">hot_id</text:span> <text:span text:style-name="T28">=</text:span> <text:span text:style-name="T31">chambre</text:span>.<text:span text:style-name="T31">cha_hot_id</text:span>;</text:p>
      <text:p text:style-name="P10"><text:line-break/><text:line-break/></text:p>
      <text:p text:style-name="P8"><text:soft-page-break/>/* LOT 3 */</text:p>
      <text:p text:style-name="P9"/>
      <text:p text:style-name="P8">/* Hotels par station */</text:p>
      <text:p text:style-name="P7"><text:span text:style-name="T28">SELECT</text:span> station.<text:span text:style-name="T29">`sta_nom`</text:span> <text:span text:style-name="T28">AS</text:span> Station, </text:p>
      <text:p text:style-name="P7"><text:span text:style-name="T32">count</text:span>(hotel.<text:span text:style-name="T29">`hot_id`</text:span>) <text:span text:style-name="T28">AS</text:span> NbrHotels</text:p>
      <text:p text:style-name="P7"><text:span text:style-name="T28">FROM</text:span> station </text:p>
      <text:p text:style-name="P7"><text:span text:style-name="T28">JOIN</text:span> hotel <text:span text:style-name="T28">ON</text:span> station.<text:span text:style-name="T29">`sta_id`</text:span> <text:span text:style-name="T28">=</text:span> hotel.<text:span text:style-name="T29">`hot_sta_id`</text:span></text:p>
      <text:p text:style-name="P7"><text:span text:style-name="T28">GROUP BY</text:span> <text:span text:style-name="T31">station</text:span>.<text:span text:style-name="T31">sta_nom</text:span>;</text:p>
      <text:p text:style-name="P9"/>
      <text:p text:style-name="P8">/* Chambre par station */</text:p>
      <text:p text:style-name="P7"><text:span text:style-name="T28">SELECT</text:span> <text:span text:style-name="T31">station</text:span>.<text:span text:style-name="T31">sta_nom</text:span> <text:span text:style-name="T28">AS</text:span> Stations,</text:p>
      <text:p text:style-name="P7"><text:span text:style-name="T32">count</text:span>(chambre.<text:span text:style-name="T29">`cha_id`</text:span>)</text:p>
      <text:p text:style-name="P7"><text:span text:style-name="T28">FROM</text:span> station</text:p>
      <text:p text:style-name="P7"><text:span text:style-name="T28">JOIN</text:span> hotel <text:span text:style-name="T28">ON</text:span> hotel.<text:span text:style-name="T29">`hot_sta_id`</text:span> <text:span text:style-name="T28">=</text:span> <text:span text:style-name="T31">station</text:span>.<text:span text:style-name="T31">sta_id</text:span></text:p>
      <text:p text:style-name="P7"><text:span text:style-name="T28">JOIN</text:span> chambre <text:span text:style-name="T28">ON</text:span> chambre.<text:span text:style-name="T29">`cha_hot_id`</text:span> <text:span text:style-name="T28">=</text:span> hotel.<text:span text:style-name="T29">`hot_id`</text:span></text:p>
      <text:p text:style-name="P7"><text:span text:style-name="T28">GROUP BY</text:span> <text:span text:style-name="T31">station</text:span>.<text:span text:style-name="T31">sta_nom</text:span>;</text:p>
      <text:p text:style-name="P9"/>
      <text:p text:style-name="P8">/* Chambre par station + capacite &gt; 1 */</text:p>
      <text:p text:style-name="P7"><text:span text:style-name="T28">SELECT</text:span> <text:span text:style-name="T31">station</text:span>.<text:span text:style-name="T31">sta_nom</text:span> <text:span text:style-name="T28">AS</text:span> Stations,</text:p>
      <text:p text:style-name="P7"><text:span text:style-name="T32">count</text:span>(chambre.<text:span text:style-name="T29">`cha_id`</text:span>)</text:p>
      <text:p text:style-name="P7"><text:span text:style-name="T28">FROM</text:span> station</text:p>
      <text:p text:style-name="P7"><text:span text:style-name="T28">JOIN</text:span> hotel <text:span text:style-name="T28">ON</text:span> hotel.<text:span text:style-name="T29">`hot_sta_id`</text:span> <text:span text:style-name="T28">=</text:span> <text:span text:style-name="T31">station</text:span>.<text:span text:style-name="T31">sta_id</text:span></text:p>
      <text:p text:style-name="P7"><text:span text:style-name="T28">JOIN</text:span> chambre <text:span text:style-name="T28">ON</text:span> chambre.<text:span text:style-name="T29">`cha_hot_id`</text:span> <text:span text:style-name="T28">=</text:span> hotel.<text:span text:style-name="T29">`hot_id`</text:span></text:p>
      <text:p text:style-name="P7"><text:span text:style-name="T28">WHERE</text:span> chambre.<text:span text:style-name="T29">`cha_capacite`</text:span> <text:span text:style-name="T28">&gt;</text:span> <text:span text:style-name="T30">1</text:span></text:p>
      <text:p text:style-name="P7"><text:span text:style-name="T28">GROUP BY</text:span> <text:span text:style-name="T31">station</text:span>.<text:span text:style-name="T31">sta_nom</text:span>;</text:p>
      <text:p text:style-name="P9"/>
      <text:p text:style-name="P8">/* Mr Squire Hotels */</text:p>
      <text:p text:style-name="P7"><text:span text:style-name="T28">SELECT</text:span> <text:span text:style-name="T31">hotel</text:span>.<text:span text:style-name="T31">hot_nom</text:span> <text:span text:style-name="T28">AS</text:span> ListeHotels</text:p>
      <text:p text:style-name="P7"><text:span text:style-name="T28">FROM</text:span> hotel </text:p>
      <text:p text:style-name="P7"><text:span text:style-name="T28">JOIN</text:span> chambre <text:span text:style-name="T28">ON</text:span> chambre.<text:span text:style-name="T29">`cha_hot_id`</text:span> <text:span text:style-name="T28">=</text:span> hotel.<text:span text:style-name="T29">`hot_id`</text:span></text:p>
      <text:p text:style-name="P7"><text:span text:style-name="T28">JOIN</text:span> reservation <text:span text:style-name="T28">ON</text:span> reservation.<text:span text:style-name="T29">`res_cha_id`</text:span> <text:span text:style-name="T28">=</text:span> chambre.<text:span text:style-name="T29">`cha_id`</text:span></text:p>
      <text:p text:style-name="P7"><text:span text:style-name="T28">JOIN</text:span> client <text:span text:style-name="T28">ON</text:span> client.<text:span text:style-name="T29">`cli_id`</text:span> <text:span text:style-name="T28">=</text:span> <text:span text:style-name="T29">`reservation`</text:span>.<text:span text:style-name="T29">`res_cli_id`</text:span></text:p>
      <text:p text:style-name="P7"><text:span text:style-name="T28">WHERE</text:span> client.<text:span text:style-name="T29">`cli_nom`</text:span> <text:span text:style-name="T28">=</text:span> <text:span text:style-name="T29">"Squire"</text:span>;</text:p>
      <text:p text:style-name="P9"/>
      <text:p text:style-name="P8">/* Reservation moyenne DUREE */</text:p>
      <text:p text:style-name="P7"><text:span text:style-name="T28">SELECT</text:span> station.<text:span text:style-name="T29">`sta_nom`</text:span> <text:span text:style-name="T28">AS</text:span> Station, </text:p>
      <text:p text:style-name="P7"><text:span text:style-name="T32">AVG</text:span>(<text:span text:style-name="T32">DATEDIFF</text:span>(<text:span text:style-name="T31">reservation</text:span>.<text:span text:style-name="T31">res_date_fin</text:span>, <text:span text:style-name="T31">reservation</text:span>.<text:span text:style-name="T31">res_date_debut</text:span>)) <text:span text:style-name="T28">AS</text:span> Moyenne</text:p>
      <text:p text:style-name="P7"><text:span text:style-name="T28">FROM</text:span> station </text:p>
      <text:p text:style-name="P7"><text:span text:style-name="T28">JOIN</text:span> hotel <text:span text:style-name="T28">ON</text:span> hotel.<text:span text:style-name="T29">`hot_sta_id`</text:span> <text:span text:style-name="T28">=</text:span> <text:span text:style-name="T31">station</text:span>.<text:span text:style-name="T31">sta_id</text:span></text:p>
      <text:p text:style-name="P7"><text:span text:style-name="T28">JOIN</text:span> chambre <text:span text:style-name="T28">ON</text:span> chambre.<text:span text:style-name="T29">`cha_hot_id`</text:span> <text:span text:style-name="T28">=</text:span> hotel.<text:span text:style-name="T29">`hot_id`</text:span></text:p>
      <text:p text:style-name="P7"><text:span text:style-name="T28">JOIN</text:span> reservation <text:span text:style-name="T28">ON</text:span> reservation.<text:span text:style-name="T29">`res_cha_id`</text:span> <text:span text:style-name="T28">=</text:span> chambre.<text:span text:style-name="T29">`cha_id`</text:span></text:p>
      <text:p text:style-name="P7"><text:span text:style-name="T28">GROUP BY</text:span> station.<text:span text:style-name="T29">`sta_nom`</text:span>;</text:p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4:15:54.909640625</meta:creation-date>
    <dc:date>2022-07-05T15:27:20.555620844</dc:date>
    <meta:editing-duration>PT42M20S</meta:editing-duration>
    <meta:editing-cycles>5</meta:editing-cycles>
    <meta:generator>LibreOffice/6.4.7.2$Linux_X86_64 LibreOffice_project/40$Build-2</meta:generator>
    <dc:title>Untitled</dc:title>
    <meta:document-statistic meta:table-count="0" meta:image-count="0" meta:object-count="0" meta:page-count="3" meta:paragraph-count="120" meta:word-count="441" meta:character-count="3437" meta:non-whitespace-character-count="3077"/>
  </office:meta>
</office:document-meta>
</file>